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5"><text:span text:style-name="T19">поверки дозиметра типа </text:span><text:span text:style-name="T10">ДКГ</text:span><text:span text:style-name="T19">-</text:span><text:span text:style-name="T10">АТ2503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мк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6" office:value-type="string">
            <text:p text:style-name="P17">8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9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6" office:value-type="string">
            <text:p text:style-name="P17">8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6" office:value-type="string">
            <text:p text:style-name="P17">8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6" office:value-type="string">
            <text:p text:style-name="P17">8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6" office:value-type="string">
            <text:p text:style-name="P17">8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6" office:value-type="string">
            <text:p text:style-name="P17">8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6" office:value-type="string">
            <text:p text:style-name="P17">8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6" office:value-type="string">
            <text:p text:style-name="P17">8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6" office:value-type="string">
            <text:p text:style-name="P17">8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6" office:value-type="string">
            <text:p text:style-name="P17">8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6" office:value-type="string">
            <text:p text:style-name="P17">8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6" office:value-type="string">
            <text:p text:style-name="P17">8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Р-АТ2503A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4T11:19:51.54</dc:date>
    <meta:editing-duration>P3DT6H4M5S</meta:editing-duration>
    <meta:editing-cycles>367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6" meta:character-count="15861"/>
  </office:meta>
</office:document-meta>
</file>